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.3cm" svg:x="2.5cm" svg:y="6.2cm">
          <text:p text:style-name="P1">Is 'F' pres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5.5cm" svg:height="1.5cm" svg:x="10cm" svg:y="6.5cm">
          <text:p text:style-name="P1">Set</text:p>
          <text:p text:style-name="P1">Temp +=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2.5cm" svg:x="15.5cm" svg:y="1cm">
          <text:p text:style-name="P1">Tem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line" svg:x1="5cm" svg:y1="5.2cm" svg:x2="5cm" svg:y2="6.2cm" draw:end-shape="id1" draw:end-glue-point="4" svg:d="m5000 5200v1000">
          <text:p/>
        </draw:connector>
        <draw:connector draw:style-name="gr2" draw:text-style-name="P1" draw:layer="layout" draw:type="line" svg:x1="5cm" svg:y1="8.5cm" svg:x2="5cm" svg:y2="10.2cm" draw:start-shape="id1" draw:start-glue-point="6" svg:d="m5000 8500v1700">
          <text:p/>
        </draw:connector>
        <draw:connector draw:style-name="gr2" draw:text-style-name="P1" draw:layer="layout" draw:type="line" svg:x1="7.5cm" svg:y1="7.35cm" svg:x2="10cm" svg:y2="7.25cm" draw:start-shape="id1" draw:start-glue-point="7" draw:end-shape="id2" draw:end-glue-point="5" svg:d="m7500 7350 2500-100">
          <text:p/>
        </draw:connector>
        <draw:connector draw:style-name="gr2" draw:text-style-name="P1" draw:layer="layout" draw:line-skew="-0.351cm" svg:x1="12.75cm" svg:y1="8cm" svg:x2="5cm" svg:y2="10.2cm" draw:start-shape="id2" draw:start-glue-point="6" svg:d="m12750 8000v1000h-7750v1200">
          <text:p/>
        </draw:connector>
        <draw:custom-shape draw:style-name="gr1" draw:text-style-name="P1" xml:id="id13" draw:id="id13" draw:layer="layout" svg:width="5cm" svg:height="1.5cm" svg:x="2.5cm" svg:y="4cm">
          <text:p text:style-name="P1">Set temp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5cm" svg:height="2.5cm" svg:x="2.5cm" svg:y="9.5cm">
          <text:p text:style-name="P1">Is 'B' pres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5" draw:id="id5" draw:layer="layout" svg:width="5.5cm" svg:height="1.5cm" svg:x="10cm" svg:y="6.5cm">
          <text:p text:style-name="P1">Set</text:p>
          <text:p text:style-name="P1">Temp +=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.5cm" svg:height="1.5cm" svg:x="10cm" svg:y="10cm">
          <text:p text:style-name="P1">Set</text:p>
          <text:p text:style-name="P1">Temp -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6cm" svg:height="1.5cm" svg:x="2cm" svg:y="13cm">
          <text:p text:style-name="P1">Set</text:p>
          <text:p text:style-name="P1">manual_y = tem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.5cm" svg:y1="10.75cm" svg:x2="10cm" svg:y2="10.75cm" draw:start-shape="id3" draw:start-glue-point="7" draw:end-shape="id4" draw:end-glue-point="5" svg:d="m7500 10750h2500">
          <text:p/>
        </draw:connector>
        <draw:connector draw:style-name="gr2" draw:text-style-name="P1" draw:layer="layout" draw:line-skew="0.249cm" svg:x1="12.75cm" svg:y1="8cm" svg:x2="5cm" svg:y2="9.5cm" draw:start-shape="id5" draw:start-glue-point="6" draw:end-shape="id3" draw:end-glue-point="4" svg:d="m12750 8000v1000h-7750v500">
          <text:p/>
        </draw:connector>
        <draw:custom-shape draw:style-name="gr1" draw:text-style-name="P1" xml:id="id8" draw:id="id8" draw:layer="layout" svg:width="5cm" svg:height="1.44cm" svg:x="2.5cm" svg:y="15.56cm">
          <text:p text:style-name="P1">Set temp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9" draw:id="id9" draw:layer="layout" svg:width="6.232cm" svg:height="2.4cm" svg:x="2cm" svg:y="18cm">
          <text:p text:style-name="P1">Is 'L' pres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7" draw:id="id7" draw:layer="layout" svg:width="6.232cm" svg:height="2.4cm" svg:x="2cm" svg:y="21.1cm">
          <text:p text:style-name="P1">Is 'R' pres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5.194cm" svg:height="1.44cm" svg:x="9.806cm" svg:y="18.5cm">
          <text:p text:style-name="P1">Set</text:p>
          <text:p text:style-name="P1">Temp - =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5.194cm" svg:height="1.44cm" svg:x="9.806cm" svg:y="21.56cm">
          <text:p text:style-name="P1">Set</text:p>
          <text:p text:style-name="P1">Temp +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6.232cm" svg:height="1.44cm" svg:x="2cm" svg:y="24.5cm">
          <text:p text:style-name="P1">Set</text:p>
          <text:p text:style-name="P1">manual_x = tem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12.403cm" svg:y1="19.94cm" svg:x2="5.116cm" svg:y2="21.1cm" draw:start-shape="id6" draw:start-glue-point="6" draw:end-shape="id7" draw:end-glue-point="4" svg:d="m12403 19940v581h-7287v579">
          <text:p/>
        </draw:connector>
        <draw:connector draw:style-name="gr2" draw:text-style-name="P1" draw:layer="layout" draw:type="line" svg:x1="5cm" svg:y1="17cm" svg:x2="5.116cm" svg:y2="18cm" draw:start-shape="id8" draw:start-glue-point="6" draw:end-shape="id9" draw:end-glue-point="4" svg:d="m5000 17000 116 1000">
          <text:p/>
        </draw:connector>
        <draw:connector draw:style-name="gr2" draw:text-style-name="P1" draw:layer="layout" draw:type="line" svg:x1="5.116cm" svg:y1="20.4cm" svg:x2="5.116cm" svg:y2="21.1cm" draw:start-shape="id9" draw:start-glue-point="6" draw:end-shape="id7" draw:end-glue-point="4" svg:d="m5116 20400v700">
          <text:p/>
        </draw:connector>
        <draw:connector draw:style-name="gr2" draw:text-style-name="P1" draw:layer="layout" draw:type="line" svg:x1="8.232cm" svg:y1="19.2cm" svg:x2="9.806cm" svg:y2="19.22cm" draw:start-shape="id9" draw:start-glue-point="7" draw:end-shape="id6" draw:end-glue-point="5" svg:d="m8232 19200 1574 20">
          <text:p/>
        </draw:connector>
        <draw:connector draw:style-name="gr2" draw:text-style-name="P1" draw:layer="layout" draw:type="line" svg:x1="8.232cm" svg:y1="22.3cm" svg:x2="9.806cm" svg:y2="22.28cm" draw:start-shape="id7" draw:start-glue-point="7" draw:end-shape="id10" draw:end-glue-point="5" svg:d="m8232 22300 1574-20">
          <text:p/>
        </draw:connector>
        <draw:custom-shape draw:style-name="gr1" draw:text-style-name="P1" xml:id="id15" draw:id="id15" draw:layer="layout" svg:width="4.154cm" svg:height="1.5cm" svg:x="3.038cm" svg:y="27.2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" svg:x1="5cm" svg:y1="12cm" svg:x2="5cm" svg:y2="13cm" draw:start-shape="id3" draw:start-glue-point="6" draw:end-shape="id11" draw:end-glue-point="4" svg:d="m5000 12000v1000">
          <text:p/>
        </draw:connector>
        <draw:frame draw:style-name="gr3" draw:layer="layout" svg:width="2cm" svg:height="1.25cm" svg:x="7.5cm" svg:y="6cm">
          <draw:text-box>
            <text:p>YES</text:p>
          </draw:text-box>
        </draw:frame>
        <draw:frame draw:style-name="gr3" draw:layer="layout" svg:width="2cm" svg:height="1.25cm" svg:x="7.5cm" svg:y="9.5cm">
          <draw:text-box>
            <text:p>YES</text:p>
          </draw:text-box>
        </draw:frame>
        <draw:frame draw:style-name="gr3" draw:layer="layout" svg:width="2cm" svg:height="1.25cm" svg:x="7.5cm" svg:y="18cm">
          <draw:text-box>
            <text:p>YES</text:p>
          </draw:text-box>
        </draw:frame>
        <draw:frame draw:style-name="gr3" draw:layer="layout" svg:width="2cm" svg:height="1.25cm" svg:x="7.5cm" svg:y="21.25cm">
          <draw:text-box>
            <text:p>YES</text:p>
          </draw:text-box>
        </draw:frame>
        <draw:frame draw:style-name="gr4" draw:layer="layout" svg:width="1.5cm" svg:height="1.75cm" svg:x="3.5cm" svg:y="12cm">
          <draw:text-box>
            <text:p>NO</text:p>
          </draw:text-box>
        </draw:frame>
        <draw:frame draw:style-name="gr3" draw:layer="layout" svg:width="1.5cm" svg:height="1.25cm" svg:x="3.5cm" svg:y="8.75cm">
          <draw:text-box>
            <text:p>NO</text:p>
          </draw:text-box>
        </draw:frame>
        <draw:frame draw:style-name="gr3" draw:layer="layout" svg:width="1.5cm" svg:height="1.25cm" svg:x="3cm" svg:y="23.25cm">
          <draw:text-box>
            <text:p>NO</text:p>
          </draw:text-box>
        </draw:frame>
        <draw:frame draw:style-name="gr4" draw:layer="layout" svg:width="1.5cm" svg:height="1.75cm" svg:x="3.5cm" svg:y="26.25cm">
          <draw:text-box>
            <text:p>NO</text:p>
          </draw:text-box>
        </draw:frame>
        <draw:custom-shape draw:style-name="gr1" draw:text-style-name="P1" xml:id="id12" draw:id="id12" draw:layer="layout" svg:width="2cm" svg:height="2cm" svg:x="4cm" svg:y="1cm">
          <text:p text:style-name="P1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5cm" svg:y1="3cm" svg:x2="5cm" svg:y2="4cm" draw:start-shape="id12" draw:start-glue-point="8" draw:end-shape="id13" draw:end-glue-point="4" svg:d="m5000 3000v1000">
          <text:p/>
        </draw:connector>
        <draw:connector draw:style-name="gr2" draw:text-style-name="P1" draw:layer="layout" svg:x1="12.75cm" svg:y1="11.5cm" svg:x2="5cm" svg:y2="13cm" draw:start-shape="id4" draw:start-glue-point="6" draw:end-shape="id11" svg:d="m12750 11500v751h-7750v749">
          <text:p/>
        </draw:connector>
        <draw:connector draw:style-name="gr2" draw:text-style-name="P1" draw:layer="layout" draw:type="line" svg:x1="5cm" svg:y1="14.5cm" svg:x2="5cm" svg:y2="15.56cm" draw:start-shape="id11" draw:start-glue-point="6" draw:end-shape="id8" draw:end-glue-point="4" svg:d="m5000 14500v1060">
          <text:p/>
        </draw:connector>
        <draw:connector draw:style-name="gr2" draw:text-style-name="P1" draw:layer="layout" draw:type="line" svg:x1="5.116cm" svg:y1="23.5cm" svg:x2="5.116cm" svg:y2="24.5cm" draw:start-shape="id7" draw:start-glue-point="6" draw:end-shape="id14" draw:end-glue-point="4" svg:d="m5116 23500v1000">
          <text:p/>
        </draw:connector>
        <draw:connector draw:style-name="gr2" draw:text-style-name="P1" draw:layer="layout" svg:x1="12.403cm" svg:y1="23cm" svg:x2="5.116cm" svg:y2="24.5cm" draw:start-shape="id10" draw:start-glue-point="6" draw:end-shape="id14" draw:end-glue-point="4" svg:d="m12403 23000v751h-7287v749">
          <text:p/>
        </draw:connector>
        <draw:connector draw:style-name="gr2" draw:text-style-name="P1" draw:layer="layout" draw:type="line" svg:x1="5.116cm" svg:y1="25.94cm" svg:x2="5.115cm" svg:y2="27.2cm" draw:start-shape="id14" draw:start-glue-point="6" draw:end-shape="id15" draw:end-glue-point="4" svg:d="m5116 25940-1 12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27T23:21:12</meta:creation-date>
    <dc:date>2012-04-03T22:08:42</dc:date>
    <meta:editing-duration>PT4H41M24S</meta:editing-duration>
    <meta:editing-cycles>6</meta:editing-cycles>
    <meta:generator>LibreOffice/3.3$Linux LibreOffice_project/330m19$Build-301</meta:generator>
    <meta:print-date>2012-04-03T21:07:14</meta:print-date>
    <meta:document-statistic meta:object-count="42"/>
  </office:meta>
</office:document-meta>
</file>